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e4030" fo:background-color="transparent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1f4ea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21e191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6f49fb" officeooo:paragraph-rsid="00213e54" fo:background-color="transparent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27fb5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0" style:family="paragraph" style:parent-style-name="Preformatted_20_Text">
      <style:paragraph-properties fo:text-align="justify" style:justify-single-word="false"/>
      <style:text-properties officeooo:rsid="006f49fb" officeooo:paragraph-rsid="00189909" fo:background-color="transparent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2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3" style:family="paragraph" style:parent-style-name="Preformatted_20_Text">
      <style:paragraph-properties fo:text-align="justify" style:justify-single-word="false"/>
      <style:text-properties fo:color="#b2b2b2" officeooo:paragraph-rsid="001d91d8"/>
    </style:style>
    <style:style style:name="P34" style:family="paragraph" style:parent-style-name="Preformatted_20_Text">
      <style:paragraph-properties fo:text-align="start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/>
      <style:text-properties fo:color="#b2b2b2" fo:font-size="10pt" officeooo:rsid="001e4220" officeooo:paragraph-rsid="001d91d8" style:font-size-asian="10pt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b2b2b2" fo:font-size="10pt" style:text-underline-style="none" officeooo:rsid="001e4220" officeooo:paragraph-rsid="001d91d8" style:font-size-asian="10pt" style:font-size-complex="10pt"/>
    </style:style>
    <style:style style:name="P37" style:family="paragraph" style:parent-style-name="Preformatted_20_Text">
      <style:paragraph-properties fo:text-align="start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color="#b2b2b2" style:text-position="0% 100%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color="#b2b2b2" officeooo:paragraph-rsid="001d91d8"/>
    </style:style>
    <style:style style:name="P42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44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b 58%" fo:font-style="italic" fo:font-weight="bold" officeooo:rsid="00207b72" style:font-style-asian="italic" style:font-weight-asian="bold" style:font-style-complex="italic" style:font-weight-complex="bold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83c4e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officeooo:rsid="00207b72"/>
    </style:style>
    <style:style style:name="T27" style:family="text">
      <style:text-properties style:text-position="sub 58%" officeooo:rsid="0010aad8"/>
    </style:style>
    <style:style style:name="T28" style:family="text">
      <style:text-properties style:text-position="sub 58%" officeooo:rsid="001e4220"/>
    </style:style>
    <style:style style:name="T29" style:family="text">
      <style:text-properties style:text-position="sub 58%" officeooo:rsid="00846eb6"/>
    </style:style>
    <style:style style:name="T30" style:family="text">
      <style:text-properties style:text-position="sub 58%" officeooo:rsid="007f00d6"/>
    </style:style>
    <style:style style:name="T3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0783cd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6b0de3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bold" officeooo:rsid="005e8507" style:font-style-asian="normal" style:font-weight-asian="bold" style:font-style-complex="normal" style:font-weight-complex="bold"/>
    </style:style>
    <style:style style:name="T4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text-position="0% 100%" fo:font-style="italic" fo:font-weight="bold" officeooo:rsid="00616a1e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5e8507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italic" fo:font-weight="bold" officeooo:rsid="005ef0e6" style:font-style-asian="italic" style:font-weight-asian="bold" style:font-style-complex="italic" style:font-weight-complex="bold"/>
    </style:style>
    <style:style style:name="T50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51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52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53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54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339cdb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position="0% 100%" fo:font-size="10pt" fo:font-style="normal" fo:font-weight="normal" officeooo:rsid="0052a18e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2ca06c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33120b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style:text-position="0% 100%"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84" style:family="text">
      <style:text-properties style:text-position="0% 100%" officeooo:rsid="001e4220"/>
    </style:style>
    <style:style style:name="T85" style:family="text">
      <style:text-properties style:text-position="0% 100%" officeooo:rsid="00585e5b"/>
    </style:style>
    <style:style style:name="T86" style:family="text">
      <style:text-properties style:text-position="0% 100%" officeooo:rsid="0052ff84"/>
    </style:style>
    <style:style style:name="T87" style:family="text">
      <style:text-properties style:text-position="0% 100%" officeooo:rsid="000779be"/>
    </style:style>
    <style:style style:name="T88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89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92" style:family="text">
      <style:text-properties fo:font-size="13pt" style:font-size-asian="13pt" style:font-size-complex="13pt"/>
    </style:style>
    <style:style style:name="T9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ize="10pt" fo:font-style="normal" fo:font-weight="normal" officeooo:rsid="002ba9c4" style:font-size-asian="8.75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03" style:family="text">
      <style:text-properties officeooo:rsid="00207b72"/>
    </style:style>
    <style:style style:name="T104" style:family="text">
      <style:text-properties officeooo:rsid="0010aad8"/>
    </style:style>
    <style:style style:name="T105" style:family="text">
      <style:text-properties fo:color="#b2b2b2"/>
    </style:style>
    <style:style style:name="T106" style:family="text">
      <style:text-properties fo:color="#b2b2b2" officeooo:rsid="000a7d16"/>
    </style:style>
    <style:style style:name="T107" style:family="text">
      <style:text-properties fo:color="#b2b2b2" officeooo:rsid="000a7d16" fo:background-color="transparent" loext:char-shading-value="0"/>
    </style:style>
    <style:style style:name="T108" style:family="text">
      <style:text-properties fo:color="#b2b2b2" officeooo:rsid="0029af09"/>
    </style:style>
    <style:style style:name="T109" style:family="text">
      <style:text-properties fo:color="#b2b2b2"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b2b2b2" style:text-position="0% 100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b2b2b2"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b2b2b2"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b2b2b2"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b2b2b2" style:text-position="0% 100%" fo:font-size="10pt" fo:font-style="normal" fo:font-weight="normal" officeooo:rsid="00191027" style:font-size-asian="8.75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b2b2b2" style:text-position="0% 100%" fo:font-size="10pt" fo:font-style="normal" fo:font-weight="normal" officeooo:rsid="002d4c69" style:font-size-asian="8.75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b2b2b2" style:text-position="0% 100%" fo:font-size="10pt" fo:font-style="normal" fo:font-weight="normal" officeooo:rsid="003777f8" style:font-size-asian="8.75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b2b2b2"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b2b2b2" style:text-position="sub 58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b2b2b2"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b2b2b2" style:text-position="sub 58%" officeooo:rsid="001e4220"/>
    </style:style>
    <style:style style:name="T122" style:family="text">
      <style:text-properties fo:color="#000000" style:font-name="Liberation Mono" officeooo:rsid="00207b72" fo:background-color="#ffffff" loext:char-shading-value="0" style:font-name-asian="Nimbus Mono L" style:font-name-complex="Liberation Mono"/>
    </style:style>
    <style:style style:name="T123" style:family="text">
      <style:text-properties officeooo:rsid="001e4220"/>
    </style:style>
    <style:style style:name="T124" style:family="text">
      <style:text-properties officeooo:rsid="007f0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ntactic Transformation To Monadic Form</text:p>
      <text:p text:style-name="P9"/>
      <text:p text:style-name="P9"/>
      <text:list xml:id="list9063251791372595413" text:style-name="L1">
        <text:list-item>
          <text:p text:style-name="P44">Expressions:</text:p>
        </text:list-item>
      </text:list>
      <text:p text:style-name="P47"/>
      <text:p text:style-name="P47"/>
      <text:p text:style-name="P6"><text:span text:style-name="T31"><text:s text:c="3"/>------ </text:span><text:span text:style-name="T35">exp</text:span><text:span text:style-name="T32"> -------</text:span></text:p>
      <text:list xml:id="list131938479499959" text:continue-numbering="true" text:style-name="L1">
        <text:list-header>
          <text:p text:style-name="P44"><text:s/></text:p>
        </text:list-header>
      </text:list>
      <text:p text:style-name="P8"><text:span text:style-name="T123">desugar</text:span><text:span text:style-name="T28">&lt;exp&gt; </text:span><text:span text:style-name="T84">:: </text:span><text:span text:style-name="T85">E</text:span><text:span text:style-name="T86">xp → </text:span><text:span text:style-name="T87">Exp</text:span></text:p>
      <text:p text:style-name="P19"><text:s/></text:p>
      <text:p text:style-name="P19"/>
      <text:p text:style-name="P1"><text:span text:style-name="T32">desugar</text:span><text:span text:style-name="T6">&lt;exp&gt; </text:span><text:span text:style-name="T33">exp = </text:span><text:span text:style-name="T32">desugar</text:span><text:span text:style-name="T6">&lt;</text:span><text:span text:style-name="T4">l</text:span><text:span text:style-name="T6">exp&gt; </text:span><text:span text:style-name="T33">exp</text:span></text:p>
      <text:p text:style-name="P20"/>
      <text:p text:style-name="P20"/>
      <text:p text:style-name="P1"><text:span text:style-name="T34"><text:s text:c="3"/>------- </text:span><text:span text:style-name="T35">lexp</text:span><text:span text:style-name="T32"> -------</text:span></text:p>
      <text:p text:style-name="P52"/>
      <text:p text:style-name="P43"><text:span text:style-name="T50">desugar</text:span><text:span text:style-name="T9">&lt;</text:span><text:span text:style-name="T10">l</text:span><text:span text:style-name="T9">exp&gt; </text:span><text:span text:style-name="T50">:: </text:span><text:span text:style-name="T51">E</text:span><text:span text:style-name="T52">xp → </text:span><text:span text:style-name="T53">Exp</text:span><text:span text:style-name="T91"> </text:span></text:p>
      <text:p text:style-name="P21"/>
      <text:p text:style-name="P21"/>
      <text:p text:style-name="P39"/>
      <text:p text:style-name="P31"><text:span text:style-name="T88"><text:s text:c="2"/></text:span><text:span text:style-name="T94">-------</text:span><text:span text:style-name="T96">exp:</text:span><text:span text:style-name="T94"> </text:span><text:span text:style-name="T98">fexp</text:span><text:span text:style-name="T97"> -------</text:span></text:p>
      <text:p text:style-name="P3"/>
      <text:p text:style-name="P3"/>
      <text:p text:style-name="P25"><text:span text:style-name="T123"><text:s/>desugar</text:span><text:span text:style-name="T28">&lt;</text:span><text:span text:style-name="T29">l</text:span><text:span text:style-name="T28">exp&gt; </text:span><text:span text:style-name="T124">fexp = desugar</text:span><text:span text:style-name="T28">&lt;</text:span><text:span text:style-name="T30">f</text:span><text:span text:style-name="T28">exp&gt; </text:span><text:span text:style-name="T124">fexp</text:span><text:span text:style-name="T28"> </text:span></text:p>
      <text:p text:style-name="P22"/>
      <text:p text:style-name="P22"/>
      <text:p text:style-name="P29"><text:span text:style-name="T88"><text:s text:c="2"/></text:span><text:span text:style-name="T94">------- </text:span><text:span text:style-name="T98">fexp</text:span><text:span text:style-name="T97"> -------</text:span></text:p>
      <text:p text:style-name="P5"/>
      <text:p text:style-name="P18"><text:span text:style-name="T55">d</text:span><text:span text:style-name="T61">esugar</text:span><text:span text:style-name="T16">&lt;</text:span><text:span text:style-name="T15">f</text:span><text:span text:style-name="T16">exp&gt; <text:s/></text:span><text:span text:style-name="T66">aexp = <text:s/>return </text:span><text:span text:style-name="T75">$ </text:span><text:span text:style-name="T61">desugar</text:span><text:span text:style-name="T16">&lt;aexp&gt; </text:span><text:span text:style-name="T61">aexp</text:span></text:p>
      <text:p text:style-name="P48"/>
      <text:p text:style-name="P30"><text:span text:style-name="T97">d</text:span><text:span text:style-name="T93">esugar</text:span><text:span text:style-name="T11">&lt;</text:span><text:span text:style-name="T15">f</text:span><text:span text:style-name="T11">exp&gt; </text:span><text:span text:style-name="T54">(fexp </text:span><text:span text:style-name="T76">(exp)</text:span><text:span text:style-name="T54">)= </text:span><text:span text:style-name="T61"><text:s/>desugar</text:span><text:span text:style-name="T16">&lt;</text:span><text:span text:style-name="T25">a</text:span><text:span text:style-name="T16">exp&gt; </text:span><text:span text:style-name="T63">(exp)</text:span><text:span text:style-name="T61"> </text:span><text:span text:style-name="T62">&gt;&gt;= \x → </text:span><text:span text:style-name="T74">(</text:span><text:span text:style-name="T61">desugar</text:span><text:span text:style-name="T16">&lt;</text:span><text:span text:style-name="T17">f</text:span><text:span text:style-name="T16">exp&gt;</text:span><text:span text:style-name="T61"> fexp</text:span><text:span text:style-name="T74">)</text:span><text:span text:style-name="T61"> </text:span><text:span text:style-name="T74">x</text:span></text:p>
      <text:p text:style-name="P49"/>
      <text:p text:style-name="P15"><text:span text:style-name="T97">d</text:span><text:span text:style-name="T100">esugar</text:span><text:span text:style-name="T24">&lt;</text:span><text:span text:style-name="T15">f</text:span><text:span text:style-name="T24">exp&gt; </text:span><text:span text:style-name="T77">(fexp </text:span><text:span text:style-name="T55">(</text:span><text:span text:style-name="T64">exp1,…, exp</text:span><text:span text:style-name="T18">k</text:span><text:span text:style-name="T55">)</text:span><text:span text:style-name="T77">)= </text:span><text:span text:style-name="T61">desugar</text:span><text:span text:style-name="T16">&lt;</text:span><text:span text:style-name="T25">a</text:span><text:span text:style-name="T16">exp&gt; </text:span><text:span text:style-name="T55">(</text:span><text:span text:style-name="T64">exp1,…, exp</text:span><text:span text:style-name="T18">k</text:span><text:span text:style-name="T55">)</text:span><text:span text:style-name="T61"> </text:span><text:span text:style-name="T62">&gt;&gt;= \</text:span><text:span text:style-name="T79">tuple</text:span><text:span text:style-name="T20"> </text:span><text:span text:style-name="T62">→ </text:span></text:p>
      <text:p text:style-name="P14"><text:span text:style-name="T62"><text:s text:c="45"/></text:span><text:span text:style-name="T74">(</text:span><text:span text:style-name="T61">desugar</text:span><text:span text:style-name="T16">&lt;</text:span><text:span text:style-name="T17">f</text:span><text:span text:style-name="T16">exp&gt;</text:span><text:span text:style-name="T61"> fexp</text:span><text:span text:style-name="T74">)</text:span><text:span text:style-name="T61"> </text:span><text:span text:style-name="T79">tuple</text:span></text:p>
      <text:p text:style-name="P50"/>
      <text:p text:style-name="P16"><text:span text:style-name="T97">d</text:span><text:span text:style-name="T100">esugar</text:span><text:span text:style-name="T24">&lt;</text:span><text:span text:style-name="T15">f</text:span><text:span text:style-name="T24">exp&gt; </text:span><text:span text:style-name="T77">(fexp </text:span><text:span text:style-name="T78">[</text:span><text:span text:style-name="T64">exp1,…, exp</text:span><text:span text:style-name="T18">k</text:span><text:span text:style-name="T78">]</text:span><text:span text:style-name="T77">)= </text:span><text:span text:style-name="T61">desugar</text:span><text:span text:style-name="T16">&lt;</text:span><text:span text:style-name="T25">a</text:span><text:span text:style-name="T16">exp&gt; </text:span><text:span text:style-name="T78">[</text:span><text:span text:style-name="T64">exp1,…, exp</text:span><text:span text:style-name="T18">k</text:span><text:span text:style-name="T78">]</text:span><text:span text:style-name="T61"> </text:span><text:span text:style-name="T62">&gt;&gt;= \</text:span><text:span text:style-name="T79">list</text:span><text:span text:style-name="T20"> </text:span><text:span text:style-name="T62">→ </text:span></text:p>
      <text:p text:style-name="P16"><text:span text:style-name="T62"><text:s text:c="45"/></text:span><text:span text:style-name="T81">(</text:span><text:span text:style-name="T61">desugar</text:span><text:span text:style-name="T16">&lt;</text:span><text:span text:style-name="T17">f</text:span><text:span text:style-name="T16">exp&gt;</text:span><text:span text:style-name="T61"> fexp</text:span><text:span text:style-name="T74">)</text:span><text:span text:style-name="T61"> </text:span><text:span text:style-name="T79">list</text:span></text:p>
      <text:p text:style-name="P26"/>
      <text:p text:style-name="P17"/>
      <text:p text:style-name="P13"><text:span text:style-name="T93"><text:s text:c="2"/>------- </text:span><text:span text:style-name="T99">a</text:span><text:span text:style-name="T98">exp</text:span><text:span text:style-name="T97"> -------</text:span></text:p>
      <text:p text:style-name="P13"/>
      <text:p text:style-name="P29"><text:span text:style-name="T97">desugar</text:span><text:span text:style-name="T12">&lt;</text:span><text:span text:style-name="T21">a</text:span><text:span text:style-name="T12">exp&gt;</text:span><text:span text:style-name="T55"> </text:span><text:span text:style-name="T67">literal</text:span><text:span text:style-name="T55"> </text:span><text:span text:style-name="T67">= literal</text:span></text:p>
      <text:p text:style-name="P27"/>
      <text:p text:style-name="P29"><text:span text:style-name="T55">desugar</text:span><text:span text:style-name="T12">&lt;</text:span><text:span text:style-name="T21">a</text:span><text:span text:style-name="T12">exp&gt;</text:span><text:span text:style-name="T55"> </text:span><text:span text:style-name="T68">qvar</text:span><text:span text:style-name="T55"> </text:span><text:span text:style-name="T67">= </text:span><text:span text:style-name="T68">qvar</text:span></text:p>
      <text:p text:style-name="P27"/>
      <text:p text:style-name="P29"><text:span text:style-name="T55">desugar</text:span><text:span text:style-name="T12">&lt;</text:span><text:span text:style-name="T21">a</text:span><text:span text:style-name="T12">exp&gt;</text:span><text:span text:style-name="T55"> </text:span><text:span text:style-name="T69">gcon</text:span><text:span text:style-name="T55"> </text:span><text:span text:style-name="T67">= </text:span><text:span text:style-name="T69">gcon</text:span></text:p>
      <text:p text:style-name="P27"/>
      <text:p text:style-name="P29"><text:span text:style-name="T55">desugar</text:span><text:span text:style-name="T12">&lt;</text:span><text:span text:style-name="T21">a</text:span><text:span text:style-name="T12">exp&gt;</text:span><text:span text:style-name="T55"> (</text:span><text:span text:style-name="T70">exp</text:span><text:span text:style-name="T55">) </text:span><text:span text:style-name="T67">= </text:span><text:span text:style-name="T90"><text:s/></text:span><text:span text:style-name="T102">(</text:span><text:span text:style-name="T55">desugar</text:span><text:span text:style-name="T12">&lt;</text:span><text:span text:style-name="T22">l</text:span><text:span text:style-name="T12">exp&gt;</text:span><text:span text:style-name="T55"> </text:span><text:span text:style-name="T70">exp</text:span><text:span text:style-name="T78">)</text:span></text:p>
      <text:p text:style-name="P13"/>
      <text:p text:style-name="P29"><text:span text:style-name="T55">desugar</text:span><text:span text:style-name="T12">&lt;</text:span><text:span text:style-name="T21">a</text:span><text:span text:style-name="T12">exp&gt;</text:span><text:span text:style-name="T55"> (</text:span><text:span text:style-name="T64">exp1,…, exp</text:span><text:span text:style-name="T18">k</text:span><text:span text:style-name="T55">) </text:span><text:span text:style-name="T67">= </text:span><text:span text:style-name="T73">(</text:span><text:span text:style-name="T55">desugar</text:span><text:span text:style-name="T12">&lt;</text:span><text:span text:style-name="T22">l</text:span><text:span text:style-name="T12">exp&gt;</text:span><text:span text:style-name="T55"> </text:span><text:span text:style-name="T70">exp</text:span><text:span text:style-name="T19">1</text:span><text:span text:style-name="T65">, … , </text:span><text:span text:style-name="T55">desugar</text:span><text:span text:style-name="T12">&lt;</text:span><text:span text:style-name="T22">l</text:span><text:span text:style-name="T12">exp&gt;</text:span><text:span text:style-name="T55"> </text:span><text:span text:style-name="T70">exp</text:span><text:span text:style-name="T23">k</text:span><text:span text:style-name="T73">)</text:span><text:span text:style-name="T71"> <text:s text:c="4"/></text:span></text:p>
      <text:p text:style-name="P13"><text:s text:c="36"/></text:p>
      <text:p text:style-name="P29"><text:span text:style-name="T55">desugar</text:span><text:span text:style-name="T12">&lt;</text:span><text:span text:style-name="T21">a</text:span><text:span text:style-name="T12">exp&gt;</text:span><text:span text:style-name="T55"> </text:span><text:span text:style-name="T72">[</text:span><text:span text:style-name="T64">exp1,…, exp</text:span><text:span text:style-name="T18">k</text:span><text:span text:style-name="T72">]</text:span><text:span text:style-name="T55"> </text:span><text:span text:style-name="T67">= </text:span><text:span text:style-name="T83"><text:s/></text:span><text:span text:style-name="T80">[</text:span><text:span text:style-name="T55">desugar</text:span><text:span text:style-name="T12">&lt;</text:span><text:span text:style-name="T22">l</text:span><text:span text:style-name="T12">exp&gt;</text:span><text:span text:style-name="T55"> </text:span><text:span text:style-name="T70">exp</text:span><text:span text:style-name="T19">1</text:span><text:span text:style-name="T65">, … ,</text:span><text:span text:style-name="T19"> </text:span><text:span text:style-name="T55">desugar</text:span><text:span text:style-name="T12">&lt;</text:span><text:span text:style-name="T22">l</text:span><text:span text:style-name="T12">exp&gt;</text:span><text:span text:style-name="T55"> </text:span><text:span text:style-name="T70">exp</text:span><text:span text:style-name="T23">k</text:span><text:span text:style-name="T71"> </text:span><text:span text:style-name="T80">]</text:span><text:span text:style-name="T71"> </text:span></text:p>
      <text:p text:style-name="P11"/>
      <text:p text:style-name="P11"/>
      <text:p text:style-name="P32"><text:span text:style-name="T88"><text:s text:c="2"/></text:span><text:span text:style-name="T94">-------</text:span><text:span text:style-name="T95">l</text:span><text:span text:style-name="T96">exp:</text:span><text:span text:style-name="T94"> </text:span><text:span text:style-name="T97">let decls in exp -------</text:span></text:p>
      <text:p text:style-name="P4"/>
      <text:p text:style-name="P4"><text:tab/></text:p>
      <text:p text:style-name="P7"><text:span text:style-name="T1">desugar</text:span><text:span text:style-name="T3">&lt;</text:span><text:span text:style-name="T4">l</text:span><text:span text:style-name="T3">exp&gt;</text:span><text:span text:style-name="T31"> (let decls in exp) = desugar</text:span><text:span text:style-name="T3">&lt;dcl</text:span><text:span text:style-name="T5">r</text:span><text:span text:style-name="T3">s&gt; </text:span><text:span text:style-name="T31">decls </text:span><text:span text:style-name="T36">(</text:span><text:span text:style-name="T44">return </text:span><text:span text:style-name="T31">desugar</text:span><text:span text:style-name="T3">&lt;</text:span><text:span text:style-name="T4">l</text:span><text:span text:style-name="T3">exp&gt; </text:span><text:span text:style-name="T31">exp</text:span><text:span text:style-name="T36">)</text:span></text:p>
      <text:list xml:id="list131938327332236" text:continue-numbering="true" text:style-name="L1">
        <text:list-item>
          <text:p text:style-name="P45"><text:soft-page-break/>Declarations</text:p>
        </text:list-item>
      </text:list>
      <text:p text:style-name="P12"/>
      <text:p text:style-name="P12"/>
      <text:p text:style-name="P2"><text:span text:style-name="T34"><text:s text:c="2"/>------- <text:s/></text:span><text:span text:style-name="T37">dclrs </text:span><text:span text:style-name="T31">-------</text:span></text:p>
      <text:p text:style-name="P24"><text:span text:style-name="T92"><text:s/></text:span>desugar<text:span text:style-name="T2">&lt;dcl</text:span><text:span text:style-name="T26">r</text:span><text:span text:style-name="T2">s&gt; </text:span><text:span text:style-name="T103">(dclr</text:span><text:span text:style-name="T26">1</text:span><text:span text:style-name="T103">; … ; dclr</text:span><text:span text:style-name="T26">n</text:span><text:span text:style-name="T103">) = <text:s/></text:span>desugar<text:span text:style-name="T2">&lt;exp&gt; </text:span><text:span text:style-name="T104">exp</text:span><text:span text:style-name="T27">1</text:span><text:span text:style-name="T104">,… ,</text:span>desugar<text:span text:style-name="T2">&lt;exp&gt; </text:span><text:span text:style-name="T104">exp</text:span><text:span text:style-name="T27">n</text:span><text:span text:style-name="T104">) &gt;&gt;= \x</text:span><text:span text:style-name="T27">1...</text:span><text:span text:style-name="T104">x</text:span><text:span text:style-name="T27">k</text:span><text:span text:style-name="T104"> →</text:span><text:span text:style-name="T105"> <text:s text:c="45"/></text:span></text:p>
      <text:p text:style-name="P23"><text:span text:style-name="T106"><text:s text:c="22"/></text:span><text:span text:style-name="T107"><text:s/></text:span><text:span text:style-name="T122"><text:s/>| (;) <text:s/>= \_ → <text:s/></text:span><text:span text:style-name="T106"><text:s text:c="8"/></text:span></text:p>
      <text:p text:style-name="P34"><text:span text:style-name="T82"><text:s text:c="3"/></text:span><text:span text:style-name="T31">desugar</text:span><text:span text:style-name="T3">&lt;dcl</text:span><text:span text:style-name="T5">r</text:span><text:span text:style-name="T3">s&gt; </text:span><text:span text:style-name="T38">(dclr1; … ; dclrn) = desugar</text:span><text:span text:style-name="T5">&lt;dclr&gt; </text:span><text:span text:style-name="T39">declr1 </text:span><text:span text:style-name="T42">$ </text:span><text:span text:style-name="T39">… <text:s/></text:span><text:span text:style-name="T42">$ </text:span><text:span text:style-name="T38">desugar</text:span><text:span text:style-name="T5">&lt;dclr&gt; </text:span><text:span text:style-name="T39">declr</text:span><text:span text:style-name="T40">n</text:span></text:p>
      <text:p text:style-name="P34"><text:span text:style-name="T38"><text:s text:c="26"/></text:span><text:span text:style-name="T41">| <text:s/>(;) = </text:span><text:span text:style-name="T43">\_ -&gt;</text:span><text:span text:style-name="T42"> </text:span></text:p>
      <text:p text:style-name="P37"/>
      <text:p text:style-name="P37"/>
      <text:p text:style-name="P37"/>
      <text:p text:style-name="P37"/>
      <text:p text:style-name="P35"><text:span text:style-name="T34"><text:s text:c="3"/>------- <text:s/></text:span><text:span text:style-name="T37">dclr </text:span><text:span text:style-name="T41">-------</text:span></text:p>
      <text:p text:style-name="P38"/>
      <text:p text:style-name="P36"><text:span text:style-name="T46"><text:s text:c="5"/>desugar</text:span><text:span text:style-name="T7">&lt;dcl</text:span><text:span text:style-name="T8">r</text:span><text:span text:style-name="T7">&gt; :: </text:span><text:span text:style-name="T47">D</text:span><text:span text:style-name="T48">clr → </text:span><text:span text:style-name="T49">Stmt</text:span><text:span text:style-name="T45"> </text:span></text:p>
      <text:p text:style-name="P38"/>
      <text:p text:style-name="P41"><text:span text:style-name="T97"><text:s text:c="5"/></text:span><text:span text:style-name="T55">desugar</text:span><text:span text:style-name="T12">&lt;dcl</text:span><text:span text:style-name="T13">r</text:span><text:span text:style-name="T12">&gt; <text:s/></text:span><text:span text:style-name="T56">(funlhs | pat) rhs </text:span><text:span text:style-name="T57">= <text:s/></text:span><text:span text:style-name="T58">(funlhs | pat) desugar</text:span><text:span text:style-name="T14">&lt;rhs&gt; </text:span><text:span text:style-name="T101">rhs</text:span><text:span text:style-name="T89"> </text:span></text:p>
      <text:p text:style-name="P42"/>
      <text:p text:style-name="P42"/>
      <text:p text:style-name="P42"/>
      <text:p text:style-name="P42"/>
      <text:p text:style-name="P33"><text:span text:style-name="T59"><text:s text:c="3"/>------- <text:s/></text:span><text:span text:style-name="T60">rhs</text:span><text:span text:style-name="T59"> </text:span><text:span text:style-name="T60"><text:s/></text:span><text:span text:style-name="T57">-------</text:span></text:p>
      <text:p text:style-name="P40"/>
      <text:p text:style-name="P11"><text:span text:style-name="T108"><text:s text:c="4"/></text:span><text:span text:style-name="T109">desugar</text:span><text:span text:style-name="T118">&lt;rhs&gt;</text:span><text:span text:style-name="T121"> </text:span><text:span text:style-name="T110">(=</text:span><text:span text:style-name="T119"> </text:span><text:span text:style-name="T111">exp</text:span><text:span text:style-name="T110">)</text:span><text:span text:style-name="T115"> </text:span><text:span text:style-name="T116">= </text:span><text:span text:style-name="T117"><text:s/></text:span><text:span text:style-name="T112">desugar</text:span><text:span text:style-name="T120">&lt;exp&gt; </text:span><text:span text:style-name="T113">exp </text:span><text:span text:style-name="T114">&gt;&gt;= \x -&gt;</text:span><text:span text:style-name="T113"> </text:span><text:s text:c="37"/></text:p>
      <text:p text:style-name="P10"/>
      <text:p text:style-name="P1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3:18:03.148904465</dc:date>
    <meta:editing-duration>PT2H5M11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16" meta:character-count="1764" meta:non-whitespace-character-count="1246"/>
  </office:meta>
</office:document-meta>
</file>